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Robin</text:p>
          </table:table-cell>
          <table:table-cell office:value-type="string">
            <text:p>Reto</text:p>
          </table:table-cell>
          <table:table-cell office:value-type="string">
            <text:p>Recommend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5">
            <text:p>24.5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.75">
            <text:p>13.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.5">
            <text:p>26.5</text:p>
          </table:table-cell>
          <table:table-cell office:value-type="float" office:value="23.5">
            <text:p>23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4.75">
            <text:p>24.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8.5">
            <text:p>28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.5">
            <text:p>29.5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.5">
            <text:p>22.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3.5">
            <text:p>23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1.5">
            <text:p>21.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25">
            <text:p>17.25</text:p>
          </table:table-cell>
          <table:table-cell office:value-type="float" office:value="16.75">
            <text:p>16.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.5">
            <text:p>28.5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45.5">
            <text:p>45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</table:table-row>
      </table:table>
      <table:table table:name="Diagram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Diagram.G15" table:end-x="2.231cm" table:end-y="0.45cm" draw:z-index="0" draw:style-name="gr1" svg:width="15.778cm" svg:height="6.748cm" svg:x="0.001cm" svg:y="0cm">
              <draw:object draw:notify-on-update-of-ranges="Data.A2:Data.A17 Data.B1:Data.B1 Data.B2:Data.B17 Data.C1:Data.C1 Data.C2:Data.C17 Data.D1:Data.D1 Data.D2:Data.D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4.06.2008</text:date>, <text:time>21:41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Robin Stocker</meta:initial-creator>
    <meta:creation-date>2008-06-04T18:29:51</meta:creation-date>
    <dc:creator>Robin Stocker</dc:creator>
    <dc:date>2008-06-04T21:40:28</dc:date>
    <meta:editing-cycles>19</meta:editing-cycles>
    <meta:editing-duration>PT1H6M5S</meta:editing-duration>
    <meta:user-defined meta:name="Info 1"/>
    <meta:user-defined meta:name="Info 2"/>
    <meta:user-defined meta:name="Info 3"/>
    <meta:user-defined meta:name="Info 4"/>
    <meta:document-statistic meta:table-count="2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.91967248916626pt" style:font-size-asian="6.91967248916626pt" style:font-size-complex="6.91967248916626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78463172912598pt" style:font-size-asian="7.78463172912598pt" style:font-size-complex="7.7846317291259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78463172912598pt" style:font-size-asian="7.78463172912598pt" style:font-size-complex="7.7846317291259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73d21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3465a4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5cm" svg:stroke-color="#ffb515" draw:fill-color="#ffb515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779cm" svg:height="6.749cm" chart:class="chart:bar" chart:style-name="ch1">
        <chart:legend chart:legend-position="end" svg:x="13.112cm" svg:y="2.74cm" chart:style-name="ch2"/>
        <chart:plot-area chart:style-name="ch3" table:cell-range-address="Data.A2:Data.D17 Data.B1:Data.D17 Data.A1:Data.A1" chart:data-source-has-labels="both" svg:x="0.438cm" svg:y="0.753cm" svg:width="12.355cm" svg:height="5.778cm">
          <chart:axis chart:dimension="x" chart:name="primary-x" chart:style-name="ch4">
            <chart:title svg:x="6.513cm" svg:y="6.122cm" chart:style-name="ch5">
              <text:p>Week</text:p>
            </chart:title>
            <chart:categories table:cell-range-address="Data.A2:Data.A17"/>
          </chart:axis>
          <chart:axis chart:dimension="y" chart:name="primary-y" chart:style-name="ch6">
            <chart:title svg:x="0.317cm" svg:y="3.778cm" chart:style-name="ch7">
              <text:p>hours</text:p>
            </chart:title>
            <chart:grid chart:style-name="ch8" chart:class="major"/>
          </chart:axis>
          <chart:series chart:style-name="ch9" chart:values-cell-range-address="Data.B2:Data.B17" chart:label-cell-address="Data.B1:Data.B1" chart:class="chart:bar">
            <chart:data-point chart:repeated="16"/>
          </chart:series>
          <chart:series chart:style-name="ch10" chart:values-cell-range-address="Data.C2:Data.C17" chart:label-cell-address="Data.C1:Data.C1" chart:class="chart:bar">
            <chart:data-point chart:repeated="16"/>
          </chart:series>
          <chart:series chart:style-name="ch11" chart:values-cell-range-address="Data.D2:Data.D17" chart:label-cell-address="Data.D1:Data.D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bin</text:p>
              </table:table-cell>
              <table:table-cell office:value-type="string">
                <text:p>Reto</text:p>
              </table:table-cell>
              <table:table-cell office:value-type="string">
                <text:p>Recommend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5">
                <text:p>24.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3.75">
                <text:p>13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5">
                <text:p>26.5</text:p>
              </table:table-cell>
              <table:table-cell office:value-type="float" office:value="23.5">
                <text:p>23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4.75">
                <text:p>24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8.5">
                <text:p>28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5">
                <text:p>29.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3.5">
                <text:p>23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1.5">
                <text:p>21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25">
                <text:p>17.25</text:p>
              </table:table-cell>
              <table:table-cell office:value-type="float" office:value="16.75">
                <text:p>16.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5">
                <text:p>28.5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45.5">
                <text:p>45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